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45150"/>
    </style:style>
    <style:style style:name="T1" style:family="text">
      <style:text-properties officeooo:rsid="00145150"/>
    </style:style>
    <style:style style:name="T2" style:family="text">
      <style:text-properties officeooo:rsid="0015584f"/>
    </style:style>
    <style:style style:name="T3" style:family="text">
      <style:text-properties fo:language="en" fo:country="US"/>
    </style:style>
    <style:style style:name="T4" style:family="text">
      <style:text-properties fo:language="en" fo:country="US" officeooo:rsid="001a6e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rewalled network system is a network system in which incoming and outgoing network traffic is monitored and controlled basing on predetermined security rules. The presented network system consists of firewalled gateway connecting local network with router and the Intenet. Local network consists of Management Server with GUI Client which manages Firewall Modules, Web Server, PCs and Internal Firewall connecting Intranet containing Database Server and PCs with local network. Firewalls rules can be changed in Management Server by a GUI Client. The Firewalled gateway’s function is hiding internal IP adresses and filtering network traffic. The Internal Firewall’s function is changing network protocol and filtering network traffic. The filtering network traffic process can be different depending on how advanced is the firewall. Simple firewalls have rules like “Port 80 IN/OUT Allow”. This example rule means that ingoing and outgoing traffic typical for the internet browser is allowed. We can allow ingoing, outgoing or ingoing and outgoing traffic to pass. If there is no allowing rule for example for port 23 typical for remote logging on PC, even if the attacker know login and password, firewall will block the logging request. But there is a way to avoid this. Attacker can send a login request in some way by port 80. To block this we need more advanced firewall. Better firewalls can also look at sender’s IP or save statistics of connection. This allows for example to block the attacker’s login request on port 80 because there were no ours requests to his IP, so we aren’t expecting response from him, so it’s probably an attack. </text:span><text:bookmark text:name="result_box"/><text:span text:style-name="T3">This can also be avoided at times </text:span><text:span text:style-name="T4">but the most advanced firewalls can also check content of packet and block the unexpected logi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4:15:26.862147488</meta:creation-date>
    <dc:date>2018-01-15T16:24:42.408217607</dc:date>
    <meta:editing-duration>PT5M53S</meta:editing-duration>
    <meta:editing-cycles>2</meta:editing-cycles>
    <meta:generator>LibreOffice/5.3.7.2.0$Linux_X86_64 LibreOffice_project/30m0$Build-2</meta:generator>
    <meta:document-statistic meta:table-count="0" meta:image-count="0" meta:object-count="0" meta:page-count="1" meta:paragraph-count="1" meta:word-count="287" meta:character-count="1788" meta:non-whitespace-character-count="1502"/>
  </office:meta>
</office:document-meta>
</file>